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79d30" officeooo:paragraph-rsid="00079d30"/>
    </style:style>
    <style:style style:name="P2" style:family="paragraph" style:parent-style-name="Standard">
      <style:text-properties officeooo:rsid="0009716f" officeooo:paragraph-rsid="0009716f"/>
    </style:style>
    <style:style style:name="P3" style:family="paragraph" style:parent-style-name="Standard">
      <style:text-properties officeooo:rsid="000a779a" officeooo:paragraph-rsid="000a779a"/>
    </style:style>
    <style:style style:name="P4" style:family="paragraph" style:parent-style-name="Standard">
      <style:text-properties officeooo:rsid="000a779a" officeooo:paragraph-rsid="000bcba9"/>
    </style:style>
    <style:style style:name="P5" style:family="paragraph" style:parent-style-name="Standard">
      <style:text-properties officeooo:rsid="000d6a60" officeooo:paragraph-rsid="000d6a60"/>
    </style:style>
    <style:style style:name="P6" style:family="paragraph" style:parent-style-name="Standard">
      <style:text-properties officeooo:rsid="000d6a60" officeooo:paragraph-rsid="000e3b2a"/>
    </style:style>
    <style:style style:name="P7" style:family="paragraph" style:parent-style-name="Standard">
      <style:text-properties officeooo:rsid="000e3b2a" officeooo:paragraph-rsid="000e3b2a"/>
    </style:style>
    <style:style style:name="P8" style:family="paragraph" style:parent-style-name="Standard">
      <style:text-properties officeooo:rsid="000f7d15" officeooo:paragraph-rsid="000f7d15"/>
    </style:style>
    <style:style style:name="T1" style:family="text">
      <style:text-properties officeooo:rsid="000bcba9"/>
    </style:style>
    <style:style style:name="T2" style:family="text">
      <style:text-properties officeooo:rsid="000d6a60"/>
    </style:style>
    <style:style style:name="T3" style:family="text">
      <style:text-properties officeooo:rsid="000e3b2a"/>
    </style:style>
    <style:style style:name="T4" style:family="text">
      <style:text-properties officeooo:rsid="000f7d1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sql <text:s/>优化</text:p>
      <text:p text:style-name="P1"/>
      <text:p text:style-name="P1">1,语句优化</text:p>
      <text:p text:style-name="P1">2 索引优化</text:p>
      <text:p text:style-name="P1">3 数据结构优化</text:p>
      <text:p text:style-name="P1"><text:s/>4 InnoDB 表优化</text:p>
      <text:p text:style-name="P1"><text:s/>5 MySql表优化</text:p>
      <text:p text:style-name="P1"><text:s/>6 memory表优化</text:p>
      <text:p text:style-name="P1"><text:s/>7 理解查询执行计划</text:p>
      <text:p text:style-name="P1"><text:s/>8 缓冲和缓存</text:p>
      <text:p text:style-name="P1"><text:s/>9 锁优化</text:p>
      <text:p text:style-name="P1"><text:s text:c="2"/>10 MySQL 服务器优化</text:p>
      <text:p text:style-name="P1"><text:s text:c="2"/>11 性能评估</text:p>
      <text:p text:style-name="P1"><text:s text:c="3"/>12 MySQL 优化内幕</text:p>
      <text:p text:style-name="P1"/>
      <text:p text:style-name="P1">MyAISM</text:p>
      <text:p text:style-name="P1"><text:s text:c="4"/>.MYD 数据</text:p>
      <text:p text:style-name="P1"><text:s text:c="4"/>.MYI <text:s text:c="2"/>索引</text:p>
      <text:p text:style-name="P1"><text:s text:c="4"/>.frm <text:s text:c="4"/>表结构</text:p>
      <text:p text:style-name="P1">InnoDB</text:p>
      <text:p text:style-name="P1"><text:s text:c="4"/>.frm <text:s/>表结构</text:p>
      <text:p text:style-name="P1"><text:s text:c="4"/>.ibd 表空间 <text:s/>保存数据和索引</text:p>
      <text:p text:style-name="P1"><text:s/></text:p>
      <text:p text:style-name="P1"/>
      <text:p text:style-name="P2">InnoDB ： 主索引 （聚集索引） ，辅助索引</text:p>
      <text:p text:style-name="P2"/>
      <text:p text:style-name="P2">聚集索引： 数据跟索引存在一起</text:p>
      <text:p text:style-name="P2"><text:s/></text:p>
      <text:p text:style-name="P2">多级索引</text:p>
      <text:p text:style-name="P2"/>
      <text:p text:style-name="P3">B+树索引： 根到每一个叶子节点等长的树 <text:s/>所以叫平衡树 <text:s/>B 指的Balance </text:p>
      <text:p text:style-name="P3">hash 索引</text:p>
      <text:p text:style-name="P3">空间索引</text:p>
      <text:p text:style-name="P3">全文索引</text:p>
      <text:p text:style-name="P3"/>
      <text:p text:style-name="P3">索引： 加速查询 <text:s/>降低写入 写入会更新索引</text:p>
      <text:p text:style-name="P3"/>
      <text:p text:style-name="P3">删除，更新等性能的影响</text:p>
      <text:p text:style-name="P3"/>
      <text:p text:style-name="P3">hash 索引</text:p>
      <text:p text:style-name="P3"><text:s text:c="3"/>key-value</text:p>
      <text:p text:style-name="P3"/>
      <text:p text:style-name="P3">数据查询不需要找文件 直接用索引就能找到 就叫覆盖索引</text:p>
      <text:p text:style-name="P3"/>
      <text:p text:style-name="P3"/>
      <text:p text:style-name="P4"><text:span text:style-name="T1">B树索引的使用场景 <text:s/></text:span></text:p>
      <text:p text:style-name="P4"><text:s text:c="5"/>适用于全键值 键值范围 <text:s text:c="2"/>最左前缀查找</text:p>
      <text:p text:style-name="P4"><text:s text:c="5"/>局限性：</text:p>
      <text:p text:style-name="P4"><text:s text:c="7"/>如果不是从左前开始，索引无用，不能跳过索引中的列。存个储引擎不能优化访问任何灾第一个范围条件右边的列</text:p>
      <text:p text:style-name="P4"/>
      <text:p text:style-name="P4"><text:s text:c="3"/></text:p>
      <text:p text:style-name="P4"><text:soft-page-break/>hash 索引： 只支持使用 <text:span text:style-name="T2">= <text:s/>in（） <text:s/>&lt;=&gt;</text:span></text:p>
      <text:p text:style-name="P4"/>
      <text:p text:style-name="P4">缺陷： </text:p>
      <text:p text:style-name="P4"><text:s text:c="4"/>无法使用索引排序</text:p>
      <text:p text:style-name="P4"><text:s text:c="3"/>不支持部分键匹配</text:p>
      <text:p text:style-name="P4"/>
      <text:p text:style-name="P4">myisam 调优参数</text:p>
      <text:p text:style-name="P4"><text:s text:c="3"/>key_<text:span text:style-name="T2">buffersize <text:s/>索引缓存的内存大小 调大</text:span></text:p>
      <text:p text:style-name="P4"><text:s text:c="3"/>concurrent_insert 是否支持并发插入 <text:span text:style-name="T2">0 表示禁止并发插入 <text:s/>2表示数据之间有空隙容许并发插入 <text:s text:c="2"/>1数据本身没有空隙才容许并发插入 默认1</text:span></text:p>
      <text:p text:style-name="P4"><text:s text:c="3"/><text:span text:style-name="T2">delay_key_write <text:s text:c="3"/>值 on <text:s/>off <text:s text:c="2"/>是否容许延迟写入</text:span></text:p>
      <text:p text:style-name="P4"/>
      <text:p text:style-name="P5">InnoDB 调优参数</text:p>
      <text:p text:style-name="P5"><text:s text:c="2"/>Innod_data_file_path</text:p>
      <text:p text:style-name="P5"><text:s text:c="2"/>innodb_buffer_pool_size 定义缓冲池大小 <text:s/>大内存页 越大越好 有16G内存给10G都不为过</text:p>
      <text:p text:style-name="P5"><text:s text:c="3"/>innodb_flush_log_at_trx_commit <text:s/>0事务提交就刷新日志 <text:s/>1事务提交就flush 每隔一段时间就flush 2 <text:s/>事务提交就flush 前提是关闭auto_commit</text:p>
      <text:p text:style-name="P5"><text:s text:c="3"/>innodb_log_file_size</text:p>
      <text:p text:style-name="P5"/>
      <text:p text:style-name="P6">尽量使用风格统一的查询语句 如<text:span text:style-name="T3">Select和select的查询缓存是不一样的</text:span></text:p>
      <text:p text:style-name="P6"/>
      <text:p text:style-name="P6">查询的调优参数</text:p>
      <text:p text:style-name="P6">query_<text:span text:style-name="T3">cache_size <text:s/>默认0 <text:s text:c="6"/></text:span></text:p>
      <text:p text:style-name="P6"><text:s/>query_<text:span text:style-name="T3">cache_min_res_unit <text:s/>最小缓存对象 小于这个对象不给缓存</text:span></text:p>
      <text:p text:style-name="P6"><text:s text:c="2"/>query_<text:span text:style-name="T3">cache_type <text:s text:c="2"/>off关闭 <text:s/>on都会缓存 <text:s text:c="2"/></text:span><text:s text:c="4"/><text:span text:style-name="T3">Demand 按需缓存</text:span>查询语句要加上<text:span text:style-name="T3">SQL cache 才会缓存</text:span></text:p>
      <text:p text:style-name="P5"/>
      <text:p text:style-name="P7"/>
      <text:p text:style-name="P7">在查询语句前加上EXPLAIN 会显示语句执行计划 <text:s/>不考虑缓存命中情况</text:p>
      <text:p text:style-name="P7"><text:s text:c="3"/>显示的字段 </text:p>
      <text:p text:style-name="P4"/>
      <text:p text:style-name="P3"/>
      <text:p text:style-name="P3"/>
      <text:p text:style-name="P7">MySQL 官方文档中，关于Explain的执行计划</text:p>
      <text:p text:style-name="P3"/>
      <text:p text:style-name="P3">发展方向</text:p>
      <text:p text:style-name="P3">架构师：</text:p>
      <text:p text:style-name="P3">自动化运维： （python）</text:p>
      <text:p text:style-name="P8">DBA （mysql ，Oracle）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5T13:59:37.427962197</meta:creation-date>
    <dc:date>2014-07-25T16:36:29.128484130</dc:date>
    <meta:editing-duration>PT4M55S</meta:editing-duration>
    <meta:editing-cycles>1</meta:editing-cycles>
    <meta:document-statistic meta:table-count="0" meta:image-count="0" meta:object-count="0" meta:page-count="2" meta:paragraph-count="64" meta:word-count="648" meta:character-count="1243" meta:non-whitespace-character-count="1015"/>
    <meta:generator>LibreOffice/4.2.3.3$Linux_X86_64 LibreOffice_project/420m0$Build-3</meta:generator>
  </office:meta>
</office:document-meta>
</file>